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paragraph-properties fo:text-align="center" style:justify-single-word="false"/>
    </style:style>
    <style:style style:name="P5" style:family="paragraph" style:parent-style-name="Text_20_body">
      <style:paragraph-properties fo:background-color="#e6e6e6">
        <style:background-image/>
      </style:paragraph-properties>
      <style:text-properties style:font-name="Liberation Mono"/>
    </style:style>
    <style:style style:name="P6" style:family="paragraph" style:parent-style-name="Text_20_body">
      <style:paragraph-properties fo:text-align="start" style:justify-single-word="false" fo:background-color="#e6e6e6">
        <style:background-image/>
      </style:paragraph-properties>
      <style:text-properties style:font-name="Liberation Mono" fo:font-style="normal" style:font-style-asian="normal" style:font-style-complex="normal"/>
    </style:style>
    <style:style style:name="P7" style:family="paragraph" style:parent-style-name="Text_20_body">
      <style:paragraph-properties fo:background-color="transparent">
        <style:background-image/>
      </style:paragraph-properties>
      <style:text-properties style:font-name="Liberation Serif"/>
    </style:style>
    <style:style style:name="P8" style:family="paragraph" style:parent-style-name="Text_20_body" style:list-style-name="L1">
      <style:paragraph-properties fo:text-align="start" style:justify-single-word="false"/>
    </style:style>
    <style:style style:name="P9" style:family="paragraph" style:parent-style-name="Text_20_body" style:list-style-name="L2">
      <style:paragraph-properties fo:text-align="start" style:justify-single-word="false"/>
    </style:style>
    <style:style style:name="P10" style:family="paragraph" style:parent-style-name="Text_20_body" style:list-style-name="L2">
      <style:paragraph-properties fo:margin-left="0.9846in" fo:margin-right="0in" fo:text-align="start" style:justify-single-word="false" fo:text-indent="-0.25in" style:auto-text-indent="false"/>
    </style:style>
    <style:style style:name="P11" style:family="paragraph" style:parent-style-name="Text_20_body">
      <style:paragraph-properties fo:background-color="#e6e6e6">
        <style:background-image/>
      </style:paragraph-properties>
      <style:text-properties style:font-name="Liberation Mono"/>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lug-n-Play TCP Protocol - Packet Formats</text:h>
      <text:p text:style-name="P4">(Slightly informal)</text:p>
      <text:p text:style-name="P1"/>
      <text:p text:style-name="P1">A couple of initial considerations:</text:p>
      <text:list xml:id="list2329957951" text:style-name="L1">
        <text:list-item>
          <text:p text:style-name="P8">Where do the messages go?</text:p>
        </text:list-item>
      </text:list>
      <text:list xml:id="list1190221075" text:style-name="L2">
        <text:list-item>
          <text:p text:style-name="P10">The controller will send Hello messages to a preconfigured port that will be read by DGI's CAdapterFactory. <text:s/>The controller's other messages shall be sent directly to a DGI's adapter using the StatePort specified in the DGI's Start message.</text:p>
        </text:list-item>
        <text:list-item>
          <text:p text:style-name="P10">All of the DGI's messages must be sent over the client socket created when accepting the device controller's Hello message.</text:p>
        </text:list-item>
        <text:list-item>
          <text:p text:style-name="P9">All network transmissions must be sent in network byte order (big endian).</text:p>
        </text:list-item>
      </text:list>
      <text:h text:style-name="Heading_20_2" text:outline-level="2">Session Protocol</text:h>
      <text:p text:style-name="Text_20_body">This section walks through every state and message depicted in SessionProtocol.(vsd/pdf), describing the format in more detail.</text:p>
      <text:h text:style-name="Heading_20_3" text:outline-level="3">Messages Sent by DGI</text:h>
      <text:h text:style-name="Heading_20_4" text:outline-level="4">Start State: Start Message</text:h>
      <text:p text:style-name="Text_20_body">DGI's CAdapterFactory is responsible for telling the device controller the port on which to communicate with the newly-created device adapter. The format is:</text:p>
      <text:p text:style-name="P5">Start\r\n</text:p>
      <text:p text:style-name="P5">StatePort: xxxxx\r\n</text:p>
      <text:p text:style-name="P5">\r\n</text:p>
      <text:h text:style-name="Heading_20_4" text:outline-level="4">Active State: Heartbeat Message</text:h>
      <text:p text:style-name="Text_20_body">The heartbeat message does not exist in the TCP implementation. (The device controller will instead use the time since the last command packet was received as the heartbeat.) The DGI shall free its adapter when the controller times out. A timeout is defined as five seconds without receiving a state packet from the controller.</text:p>
      <text:h text:style-name="Heading_20_4" text:outline-level="4">Active State: Start Message</text:h>
      <text:p text:style-name="Text_20_body">Same format as the Start message from the Start state.</text:p>
      <text:h text:style-name="Heading_20_4" text:outline-level="4">Quit State: Yes Message</text:h>
      <text:p text:style-name="P5">PoliteDisconnect: Accepted\r\n</text:p>
      <text:p text:style-name="P5">\r\n</text:p>
      <text:h text:style-name="Heading_20_4" text:outline-level="4"><text:soft-page-break/>Quit State: No Message</text:h>
      <text:p text:style-name="P5">PoliteDisconnect:Rejected\r\n</text:p>
      <text:p text:style-name="P5">\r\n</text:p>
      <text:h text:style-name="Heading_20_3" text:outline-level="3">Messages Sent by the Device Controller</text:h>
      <text:h text:style-name="Heading_20_4" text:outline-level="4">State State: Hello Message</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P5">Hello\r\n</text:p>
      <text:p text:style-name="P5">Device1Type Device1Name\r\n</text:p>
      <text:p text:style-name="P5">Device2Type Device2Name\r\n</text:p>
      <text:p text:style-name="P5">…</text:p>
      <text:p text:style-name="P5">DeviceNType DeviceNName\r\n</text:p>
      <text:p text:style-name="P5">\r\n</text:p>
      <text:h text:style-name="Heading_20_4" text:outline-level="4">Init State: Hello Message</text:h>
      <text:p text:style-name="Text_20_body">Same format as the Hello message from the Start state.</text:p>
      <text:h text:style-name="Heading_20_4" text:outline-level="4">Active State: Heartbeat Message</text:h>
      <text:p text:style-name="Text_20_body">The heartbeat message does not exist in the TCP implementation. The DGI will instead use the time since the last state packet was received as the heartbeat. The controller shall cease sending states and begin sending Hellos if the DGI times out. A timeout is defined as five seconds without receiving a command packet from the DGI.</text:p>
      <text:h text:style-name="Heading_20_4" text:outline-level="4">Active State: Disconnect Message</text:h>
      <text:p text:style-name="Text_20_body">When the device controller wishes to politely disconnect, it will send the following packet to the session port specified by the DGI's Start message:</text:p>
      <text:p text:style-name="P5">PoliteDisconnect\r\n</text:p>
      <text:p text:style-name="P5">\r\n</text:p>
      <text:h text:style-name="Heading_20_4" text:outline-level="4">Quit State</text:h>
      <text:p text:style-name="Text_20_body">The device controller sends no messages when in this state. If its request to disconnect is rejected, it must send device states at least once more before requesting another disconnect. In terms of the state diagram, it must transition to the active state before looping back on another quit request.</text:p>
      <text:h text:style-name="Heading_20_2" text:outline-level="2">Data Protocol</text:h>
      <text:p text:style-name="P1">When in the Active state, the device controller shall send state messages to the DGI once every two <text:soft-page-break/>seconds. <text:s/>The DGI, when in the Active state, shall send command messages to the controller once every two seconds, <text:span text:style-name="T1">but only after first receiving a state message from the device controller.</text:span><text:span text:style-name="T2"> The controller shall send these messages to the DGI's StatePort, as specified in its Start message. <text:s/>The DGI shall </text:span><text:span text:style-name="T2">respond on the same socket.</text:span></text:p>
      <text:p text:style-name="P2">The first line of the packet differs depending on whether it is sent by the controller or by DGI. The controller shall send “DeviceStates\r\n” and the DGI shall send “DeviceCommands\r\n”. Otherwise, the format is identical. The version sent by the controller is:</text:p>
      <text:p text:style-name="P6">DeviceStates\r\n</text:p>
      <text:p text:style-name="P6">Device Signal Value\r\n</text:p>
      <text:p text:style-name="P6">Device Signal Value\r\n</text:p>
      <text:p text:style-name="P6">…</text:p>
      <text:p text:style-name="P6">\r\n</text:p>
      <text:p text:style-name="P2">An example sent by the DGI would be:</text:p>
      <text:p text:style-name="P5">DeviceCommands\r\n</text:p>
      <text:p text:style-name="P5">DRER1 Generation 452.3\r\n</text:p>
      <text:p text:style-name="P5">LOAD1 Drain 43.1\r\n</text:p>
      <text:p text:style-name="P5">\r\n</text:p>
      <text:p text:style-name="P3">The DGI must remember that the device name sent by the device controller is not the same as the device's name in DGI. <text:s/>The DGI must internally store the device's name as the name of the device sent by the controller prefixed (or postfixed) with the port number of the adapter communicating with that controller.</text:p>
      <text:p text:style-name="P3">The controller must guarantee that its list of devices in its Hello message is unique, and the DGI must refuse a connection from the controller if it sends two duplicate devices in its Hello message.</text:p>
      <text:p text:style-name="P3">The state and command messages must explicitly specify state/command values for all devices on the controller. <text:s/>Absent devices are errors; the values do not default to 0.0f.</text:p>
      <text:h text:style-name="Heading_20_2" text:outline-level="2">Problems?</text:h>
      <text:p text:style-name="Text_20_body">If a received message doesn't make sense, send the following to the other side:</text:p>
      <text:p text:style-name="P5">BadRequest: whatever\r\n</text:p>
      <text:p text:style-name="P5">\r\n</text:p>
      <text:p text:style-name="P7">In the future, this could be used for error codes. <text:s/>For now it should be used for logs or 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19T15:04:02</dc:date>
    <dc:creator>Michael Catanzaro</dc:creator>
    <meta:editing-duration>PT1H40M45S</meta:editing-duration>
    <meta:editing-cycles>18</meta:editing-cycles>
    <meta:generator>LibreOffice/3.5$Linux_X86_64 LibreOffice_project/350m1$Build-403</meta:generator>
    <meta:document-statistic meta:table-count="0" meta:image-count="0" meta:object-count="0" meta:page-count="3" meta:paragraph-count="65" meta:word-count="751" meta:character-count="4644" meta:non-whitespace-character-count="3956"/>
  </office:meta>
</office:document-meta>
</file>